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WinIE6" svg:font-family="MathJax_WinIE6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6e655"/>
    </style:style>
    <style:style style:name="P2" style:family="paragraph" style:parent-style-name="Standard">
      <style:text-properties officeooo:rsid="0016e655" officeooo:paragraph-rsid="0016e655"/>
    </style:style>
    <style:style style:name="P3" style:family="paragraph" style:parent-style-name="Standard">
      <style:text-properties officeooo:paragraph-rsid="001a4a9f"/>
    </style:style>
    <style:style style:name="P4" style:family="paragraph" style:parent-style-name="Standard">
      <style:text-properties officeooo:rsid="001b75c0" officeooo:paragraph-rsid="001c5aaa"/>
    </style:style>
    <style:style style:name="P5" style:family="paragraph" style:parent-style-name="Standard">
      <style:text-properties officeooo:rsid="001c5aaa" officeooo:paragraph-rsid="002187a0"/>
    </style:style>
    <style:style style:name="P6" style:family="paragraph" style:parent-style-name="Standard">
      <style:text-properties officeooo:rsid="00218e08" officeooo:paragraph-rsid="0021b53a"/>
    </style:style>
    <style:style style:name="P7" style:family="paragraph" style:parent-style-name="Standard">
      <style:text-properties officeooo:rsid="0021e83f" officeooo:paragraph-rsid="0021e83f"/>
    </style:style>
    <style:style style:name="P8" style:family="paragraph" style:parent-style-name="Standard">
      <style:text-properties officeooo:rsid="002598f6" officeooo:paragraph-rsid="002598f6"/>
    </style:style>
    <style:style style:name="P9" style:family="paragraph" style:parent-style-name="Standard">
      <style:text-properties officeooo:rsid="002598f6" officeooo:paragraph-rsid="00277830"/>
    </style:style>
    <style:style style:name="P10" style:family="paragraph" style:parent-style-name="Standard">
      <style:text-properties officeooo:rsid="0028969a" officeooo:paragraph-rsid="002ae5a5"/>
    </style:style>
    <style:style style:name="P11" style:family="paragraph" style:parent-style-name="Standard">
      <style:text-properties officeooo:paragraph-rsid="0028969a"/>
    </style:style>
    <style:style style:name="P12" style:family="paragraph" style:parent-style-name="Standard">
      <style:text-properties officeooo:rsid="002ae5a5" officeooo:paragraph-rsid="002ae5a5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5b1b7"/>
    </style:style>
    <style:style style:name="T3" style:family="text">
      <style:text-properties style:text-position="sub 58%" officeooo:rsid="0016e655"/>
    </style:style>
    <style:style style:name="T4" style:family="text">
      <style:text-properties style:text-position="sub 58%" officeooo:rsid="001960f0"/>
    </style:style>
    <style:style style:name="T5" style:family="text">
      <style:text-properties style:text-position="sub 58%" officeooo:rsid="001a4a9f"/>
    </style:style>
    <style:style style:name="T6" style:family="text">
      <style:text-properties style:text-position="sub 58%" officeooo:rsid="001bad2e"/>
    </style:style>
    <style:style style:name="T7" style:family="text">
      <style:text-properties style:text-position="sub 58%" officeooo:rsid="001c5aaa"/>
    </style:style>
    <style:style style:name="T8" style:family="text">
      <style:text-properties style:text-position="sub 58%" officeooo:rsid="001d6729"/>
    </style:style>
    <style:style style:name="T9" style:family="text">
      <style:text-properties style:text-position="sub 58%" officeooo:rsid="001efc9f"/>
    </style:style>
    <style:style style:name="T10" style:family="text">
      <style:text-properties style:text-position="sub 58%" officeooo:rsid="002012bb"/>
    </style:style>
    <style:style style:name="T11" style:family="text">
      <style:text-properties style:text-position="sub 58%" officeooo:rsid="002187a0"/>
    </style:style>
    <style:style style:name="T12" style:family="text">
      <style:text-properties style:text-position="sub 58%" officeooo:rsid="0021b53a"/>
    </style:style>
    <style:style style:name="T13" style:family="text">
      <style:text-properties style:text-position="sub 58%" officeooo:rsid="0023da76"/>
    </style:style>
    <style:style style:name="T14" style:family="text">
      <style:text-properties style:text-position="sub 58%" officeooo:rsid="0026b2c7"/>
    </style:style>
    <style:style style:name="T15" style:family="text">
      <style:text-properties style:text-position="sub 58%" officeooo:rsid="0021e83f"/>
    </style:style>
    <style:style style:name="T16" style:family="text">
      <style:text-properties style:text-position="sub 58%" officeooo:rsid="00277830"/>
    </style:style>
    <style:style style:name="T17" style:family="text">
      <style:text-properties style:text-position="sub 58%" officeooo:rsid="0029715f"/>
    </style:style>
    <style:style style:name="T18" style:family="text">
      <style:text-properties style:text-position="sub 58%" officeooo:rsid="002ae5a5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16e655"/>
    </style:style>
    <style:style style:name="T21" style:family="text">
      <style:text-properties style:text-position="0% 100%" officeooo:rsid="0015b1b7"/>
    </style:style>
    <style:style style:name="T22" style:family="text">
      <style:text-properties style:text-position="0% 100%" officeooo:rsid="001960f0"/>
    </style:style>
    <style:style style:name="T23" style:family="text">
      <style:text-properties style:text-position="0% 100%" officeooo:rsid="001a4a9f"/>
    </style:style>
    <style:style style:name="T24" style:family="text">
      <style:text-properties style:text-position="0% 100%" officeooo:rsid="001b75c0"/>
    </style:style>
    <style:style style:name="T25" style:family="text">
      <style:text-properties style:text-position="0% 100%" officeooo:rsid="001bad2e"/>
    </style:style>
    <style:style style:name="T26" style:family="text">
      <style:text-properties style:text-position="0% 100%" officeooo:rsid="001c5aaa"/>
    </style:style>
    <style:style style:name="T27" style:family="text">
      <style:text-properties style:text-position="0% 100%" officeooo:rsid="001d6729"/>
    </style:style>
    <style:style style:name="T28" style:family="text">
      <style:text-properties style:text-position="0% 100%" officeooo:rsid="001efc9f"/>
    </style:style>
    <style:style style:name="T29" style:family="text">
      <style:text-properties style:text-position="0% 100%" officeooo:rsid="002012bb"/>
    </style:style>
    <style:style style:name="T30" style:family="text">
      <style:text-properties style:text-position="0% 100%" officeooo:rsid="002187a0"/>
    </style:style>
    <style:style style:name="T31" style:family="text">
      <style:text-properties style:text-position="0% 100%" officeooo:rsid="0021b53a"/>
    </style:style>
    <style:style style:name="T32" style:family="text">
      <style:text-properties style:text-position="0% 100%" officeooo:rsid="0023da76"/>
    </style:style>
    <style:style style:name="T33" style:family="text">
      <style:text-properties style:text-position="0% 100%" officeooo:rsid="0026b2c7"/>
    </style:style>
    <style:style style:name="T34" style:family="text">
      <style:text-properties style:text-position="0% 100%" officeooo:rsid="0021e83f"/>
    </style:style>
    <style:style style:name="T35" style:family="text">
      <style:text-properties style:text-position="0% 100%" officeooo:rsid="00277830"/>
    </style:style>
    <style:style style:name="T36" style:family="text">
      <style:text-properties style:text-position="0% 100%" officeooo:rsid="0029715f"/>
    </style:style>
    <style:style style:name="T37" style:family="text">
      <style:text-properties style:text-position="0% 100%" officeooo:rsid="002ae5a5"/>
    </style:style>
    <style:style style:name="T38" style:family="text">
      <style:text-properties officeooo:rsid="001b75c0"/>
    </style:style>
    <style:style style:name="T39" style:family="text">
      <style:text-properties style:text-position="super 58%" officeooo:rsid="001d6729"/>
    </style:style>
    <style:style style:name="T40" style:family="text">
      <style:text-properties officeooo:rsid="0026b2c7"/>
    </style:style>
    <style:style style:name="T41" style:family="text">
      <style:text-properties officeooo:rsid="0029715f"/>
    </style:style>
    <style:style style:name="T42" style:family="text">
      <style:text-properties officeooo:rsid="002ae5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a. (UNION) Let there be the Turing languages of L<text:span text:style-name="T1">a</text:span><text:span text:style-name="T19"> and L</text:span><text:span text:style-name="T1">b</text:span><text:span text:style-name="T19">. L</text:span><text:span text:style-name="T1">a</text:span><text:span text:style-name="T19"> is recognized by TM</text:span><text:span text:style-name="T1">a</text:span><text:span text:style-name="T19"> and L</text:span><text:span text:style-name="T1">b</text:span><text:span text:style-name="T19"> is recognized by TM</text:span><text:span text:style-name="T1">b. </text:span><text:span text:style-name="T19">Let there be a TM</text:span><text:span text:style-name="T1">n</text:span><text:span text:style-name="T19"> </text:span><text:span text:style-name="T31">that recognizes the union of L</text:span><text:span text:style-name="T12">a</text:span><text:span text:style-name="T31"> and L</text:span><text:span text:style-name="T12">b.</text:span><text:span text:style-name="T31"> Input string w into both TM</text:span><text:span text:style-name="T12">a</text:span><text:span text:style-name="T31"> and TM</text:span><text:span text:style-name="T12">b</text:span><text:span text:style-name="T31"> and run them step by step and if either one of them accepts then accept, however if both reject and halt then reject. Assuming that either TM</text:span><text:span text:style-name="T12">a</text:span><text:span text:style-name="T31"> or TM</text:span><text:span text:style-name="T12">b</text:span><text:span text:style-name="T31"> accepts w then TM</text:span><text:span text:style-name="T12">n</text:span><text:span text:style-name="T31"> must also accept w due to that the accepting machine comes to its accepting state after a limited number of states. Thus, under union operations Turing languages are closed.</text:span></text:p>
      <text:p text:style-name="P6"><text:span text:style-name="T31"/></text:p>
      <text:p text:style-name="P7">1.b (INTERSECTION) Assume that there <text:span text:style-name="T40">are</text:span> two Turing recognizable languages that are named A and B. A is recognized by the Turing machine M<text:span text:style-name="T1">a</text:span><text:span text:style-name="T19"> and B is recognized by the Turing machine M</text:span><text:span text:style-name="T1">b</text:span><text:span text:style-name="T19">. The intersection of languages A and B is L</text:span><text:span text:style-name="T1">AB</text:span><text:span text:style-name="T19"> and the Turing machine that happens to recognize this is M</text:span><text:span text:style-name="T1">ab</text:span><text:span text:style-name="T19">. If a string w is inputted into M</text:span><text:span text:style-name="T1">a</text:span><text:span text:style-name="T19"> </text:span><text:span text:style-name="T32">and it is accepted then that means that M</text:span><text:span text:style-name="T13">b</text:span><text:span text:style-name="T32"> also runs on w and otherwise w is rejected. <text:s/>If we assume M</text:span><text:span text:style-name="T13">b</text:span><text:span text:style-name="T32"> accepts w it means its accepted by the Turing machine, else it <text:s/>becomes rejected. Therefore, under intersection operations Turing recognizable languages are closed. </text:span></text:p>
      <text:p text:style-name="P7"/>
      <text:p text:style-name="P9"><text:span text:style-name="T42">1</text:span>.c (CONCATENATION) <text:span text:style-name="T40">Assume that there are two Turing recognizable languages that are named A and B. A is recognized by the Turing machine M</text:span><text:span text:style-name="T14">a</text:span><text:span text:style-name="T33"> and B is recognized by the Turing machine M</text:span><text:span text:style-name="T14">b</text:span><text:span text:style-name="T33">. </text:span><text:span text:style-name="T34">The </text:span><text:span text:style-name="T33">concatenation</text:span><text:span text:style-name="T34"> of languages A and B is L</text:span><text:span text:style-name="T15">AB</text:span><text:span text:style-name="T34"> and the Turing machine that happens to recognize this is M</text:span><text:span text:style-name="T15">ab</text:span><text:span text:style-name="T34">. </text:span><text:span text:style-name="T33">Assume w is a word within the </text:span><text:span text:style-name="T34">L</text:span><text:span text:style-name="T15">AB</text:span><text:span text:style-name="T34">. </text:span><text:span text:style-name="T35">By inputting w into </text:span><text:span text:style-name="T34">M</text:span><text:span text:style-name="T15">ab</text:span><text:span text:style-name="T34"> </text:span><text:span text:style-name="T35">it splits the string apart into two separate strings that are s</text:span><text:span text:style-name="T16">1</text:span><text:span text:style-name="T35"> and s</text:span><text:span text:style-name="T16">2</text:span><text:span text:style-name="T35">. The string s</text:span><text:span text:style-name="T16">1</text:span><text:span text:style-name="T35"> is run on M</text:span><text:span text:style-name="T16">a</text:span><text:span text:style-name="T35"> and if that machine rejects and halts then reject. The string s</text:span><text:span text:style-name="T16">2</text:span><text:span text:style-name="T35"> is run on M</text:span><text:span text:style-name="T16">b</text:span><text:span text:style-name="T35"> and if that machine accepts then accept, however if it rejects and halts then reject. Therefore, concatenation operation is closed under Turing recognizable languages. </text:span></text:p>
      <text:p text:style-name="P8"/>
      <text:p text:style-name="P10"><text:span text:style-name="T42">1</text:span>. d (<text:span text:style-name="T41">KLEENE STAR) Assume that A is a Turing recognizable language that is recognized by the Turning machine M</text:span><text:span text:style-name="T17">a</text:span><text:span text:style-name="T36">, so by extension A* is the Kleene Star of A. By inputting a string w </text:span><text:span text:style-name="T37">that is composed of A into M</text:span><text:span text:style-name="T18">a</text:span><text:span text:style-name="T37"> then it would split the string apart into w</text:span><text:span text:style-name="T18">1</text:span><text:span text:style-name="T37">w</text:span><text:span text:style-name="T18">2</text:span><text:span text:style-name="T37">w</text:span><text:span text:style-name="T18">3...</text:span><text:span text:style-name="T37">w</text:span><text:span text:style-name="T18">n</text:span><text:span text:style-name="T37"> and for each divided part that is run using M</text:span><text:span text:style-name="T18">a</text:span><text:span text:style-name="T37"> then assume that the split parts of w are either accepted by <text:s/>M</text:span><text:span text:style-name="T18">a</text:span><text:span text:style-name="T37"> or else rejected. Therefore, Kleene Star is closed under the Turing recognizable languages.</text:span></text:p>
      <text:p text:style-name="P11"/>
      <text:p text:style-name="P1"><text:span text:style-name="T38">2.a. (UNION) Let the L</text:span><text:span text:style-name="T2">a </text:span><text:span text:style-name="T21">and the L</text:span><text:span text:style-name="T2">b</text:span><text:span text:style-name="T21"> to both be languages that are decidable. Let M</text:span><text:span text:style-name="T2">a</text:span><text:span text:style-name="T21"> be the Turing machine that computes the L</text:span><text:span text:style-name="T2">a</text:span><text:span text:style-name="T21">. Let M</text:span><text:span text:style-name="T2">b</text:span><text:span text:style-name="T21"> be the Turing machine that computes the L</text:span><text:span text:style-name="T2">b</text:span><text:span text:style-name="T21">. There is a Turing machine M that can decide if L(M) = L</text:span><text:span text:style-name="T2">a</text:span><text:span text:style-name="T21"> ∪ </text:span><text:span text:style-name="T20">L</text:span><text:span text:style-name="T3">b</text:span><text:span text:style-name="T20">. Input a string w on M</text:span><text:span text:style-name="T3">a</text:span><text:span text:style-name="T20"> and if M</text:span><text:span text:style-name="T3">a</text:span><text:span text:style-name="T20"> accepts then it should be accepted or if running string w on L</text:span><text:span text:style-name="T3">b</text:span><text:span text:style-name="T20"> accepts then it should be accepted as well. If w is not accepted on either M</text:span><text:span text:style-name="T3">a</text:span><text:span text:style-name="T20"> or M</text:span><text:span text:style-name="T3">b</text:span><text:span text:style-name="T20"> then it should be rejected. So, M accepts a string w if either M</text:span><text:span text:style-name="T3">a</text:span><text:span text:style-name="T20"> or M</text:span><text:span text:style-name="T3">b</text:span><text:span text:style-name="T20"> accepts it, otherwise it gets rejected. Thus, </text:span><text:span text:style-name="T21">L(M) = L</text:span><text:span text:style-name="T2">a</text:span><text:span text:style-name="T21"> ∪ </text:span><text:span text:style-name="T20">L</text:span><text:span text:style-name="T3">b</text:span><text:span text:style-name="T20"> and the Turning </text:span><text:span text:style-name="T26">decidable</text:span><text:span text:style-name="T20"> languages are closed under the union.</text:span></text:p>
      <text:p text:style-name="P1"><text:span text:style-name="T20"/></text:p>
      <text:p text:style-name="P3"><text:span text:style-name="T24">2</text:span><text:span text:style-name="T20">.b (INTERSECTION) </text:span><text:span text:style-name="T21">Let the L</text:span><text:span text:style-name="T2">a </text:span><text:span text:style-name="T21">and the L</text:span><text:span text:style-name="T2">b</text:span><text:span text:style-name="T21"> to both be languages that are decidable. Let M</text:span><text:span text:style-name="T2">a</text:span><text:span text:style-name="T21"> be the Turing machine that computes the L</text:span><text:span text:style-name="T2">a</text:span><text:span text:style-name="T21">. Let M</text:span><text:span text:style-name="T2">b</text:span><text:span text:style-name="T21"> be the Turing machine that computes the L</text:span><text:span text:style-name="T2">b</text:span><text:span text:style-name="T21">. </text:span><text:span text:style-name="T22">Assume that there is a Turing machine named M which L(M) = L</text:span><text:span text:style-name="T4">a</text:span><text:span text:style-name="T22"> ∩ L</text:span><text:span text:style-name="T4">b</text:span><text:span text:style-name="T22">. </text:span><text:span text:style-name="T23">Run string w on M</text:span><text:span text:style-name="T5">a</text:span><text:span text:style-name="T23"> and if it rejects then reject. If string w was not rejected on M</text:span><text:span text:style-name="T5">a</text:span><text:span text:style-name="T23"> then run string w on M</text:span><text:span text:style-name="T5">b</text:span><text:span text:style-name="T23"> and if there is a rejection then reject. If string w was accepted on both M</text:span><text:span text:style-name="T5">a</text:span><text:span text:style-name="T23"> and M</text:span><text:span text:style-name="T5">b</text:span><text:span text:style-name="T23"> then accept it. If string w gets rejected on either M</text:span><text:span text:style-name="T5">a</text:span><text:span text:style-name="T23"> or M</text:span><text:span text:style-name="T5">b</text:span><text:span text:style-name="T23"> then reject it. Thus, <text:s/></text:span><text:span text:style-name="T22">L(M) = L</text:span><text:span text:style-name="T4">a</text:span><text:span text:style-name="T22"> ∩ L</text:span><text:span text:style-name="T4">b</text:span><text:span text:style-name="T22"> </text:span><text:span text:style-name="T23">and the Turing </text:span><text:span text:style-name="T26">decidable</text:span><text:span text:style-name="T23"> </text:span><text:span text:style-name="T26">languages </text:span><text:span text:style-name="T23">are closed under intersection.</text:span></text:p>
      <text:p text:style-name="P3"><text:span text:style-name="T23"/></text:p>
      <text:p text:style-name="P4"><text:span text:style-name="T19">2</text:span><text:span text:style-name="T23">.</text:span><text:span text:style-name="T19">c (CONCATENATION) </text:span><text:span text:style-name="T21">Let the L</text:span><text:span text:style-name="T2">a </text:span><text:span text:style-name="T21">and the L</text:span><text:span text:style-name="T2">b</text:span><text:span text:style-name="T21"> to both be languages that are decidable. Let M</text:span><text:span text:style-name="T2">a</text:span><text:span text:style-name="T21"> be the Turing machine that computes the L</text:span><text:span text:style-name="T2">a</text:span><text:span text:style-name="T21">. Let M</text:span><text:span text:style-name="T2">b</text:span><text:span text:style-name="T21"> be the Turing machine that computes the L</text:span><text:span text:style-name="T2">b</text:span><text:span text:style-name="T21">. </text:span><text:span text:style-name="T25">Assume that there is a Turing machine M that L(M) = L</text:span><text:span text:style-name="T6">a </text:span><text:span text:style-name="T25">L</text:span><text:span text:style-name="T6">b</text:span><text:span text:style-name="T25">. The machine M on the input of string w is broken up into two parts, such that w = w</text:span><text:span text:style-name="T6">a</text:span><text:span text:style-name="T25">w</text:span><text:span text:style-name="T6">b</text:span><text:span text:style-name="T25">. Input w</text:span><text:span text:style-name="T6">a</text:span><text:span text:style-name="T25"> into M</text:span><text:span text:style-name="T6">a</text:span><text:span text:style-name="T25"> and if it rejects then reject. If w</text:span><text:span text:style-name="T6">a</text:span><text:span text:style-name="T25"> is not rejected by M</text:span><text:span text:style-name="T6">a</text:span><text:span text:style-name="T25"> then run w</text:span><text:span text:style-name="T6">b</text:span><text:span text:style-name="T25"> on M</text:span><text:span text:style-name="T6">b</text:span><text:span text:style-name="T25"> and if it rejects then reject. If w</text:span><text:span text:style-name="T6">a</text:span><text:span text:style-name="T25"> is not rejected by M</text:span><text:span text:style-name="T6">a</text:span><text:span text:style-name="T25"> and w</text:span><text:span text:style-name="T6">b</text:span><text:span text:style-name="T25"> is not rejected by </text:span><text:soft-page-break/><text:span text:style-name="T25">M</text:span><text:span text:style-name="T6">b</text:span><text:span text:style-name="T25"> then accept. </text:span><text:span text:style-name="T26">If either w</text:span><text:span text:style-name="T7">a</text:span><text:span text:style-name="T26"> is rejected by M</text:span><text:span text:style-name="T7">a</text:span><text:span text:style-name="T26"> or w</text:span><text:span text:style-name="T7">a</text:span><text:span text:style-name="T26"> is rejected by M</text:span><text:span text:style-name="T7">b</text:span><text:span text:style-name="T26"> then it should be rejected. Thus, </text:span><text:span text:style-name="T25">L(M) = L</text:span><text:span text:style-name="T6">a </text:span><text:span text:style-name="T25">L</text:span><text:span text:style-name="T6">b</text:span><text:span text:style-name="T25"> </text:span><text:span text:style-name="T26">and the Turing decidable languages are closed under concatenation.</text:span></text:p>
      <text:p text:style-name="P4"><text:span text:style-name="T26"/></text:p>
      <text:p text:style-name="P5"><text:span text:style-name="T23">2.</text:span><text:span text:style-name="T19">d (Kleene Star) </text:span><text:span text:style-name="T27">Let there be both a Turing machine M and a Turing-decidable language that makes the decision as to what L is. So, there is a M</text:span><text:span text:style-name="T8">2</text:span><text:span text:style-name="T27"> by which L(M</text:span><text:span text:style-name="T8">2</text:span><text:span text:style-name="T27">) = L</text:span><text:span text:style-name="T39">*</text:span><text:span text:style-name="T27"> . </text:span><text:span text:style-name="T28">Upon the input of a string w into M</text:span><text:span text:style-name="T9">2</text:span><text:span text:style-name="T28"> the w is divided up w = w</text:span><text:span text:style-name="T9">1</text:span><text:span text:style-name="T28">w</text:span><text:span text:style-name="T9">2</text:span><text:span text:style-name="T28">w</text:span><text:span text:style-name="T9">3</text:span><text:span text:style-name="T28">...w</text:span><text:span text:style-name="T9">n</text:span><text:span text:style-name="T28"> and each w</text:span><text:span text:style-name="T9">i</text:span><text:span text:style-name="T28"> is run on M</text:span><text:span text:style-name="T9">2</text:span><text:span text:style-name="T28"> and if all are accepted then accept. If none of the cutting combinations of w works as a input for M</text:span><text:span text:style-name="T9">s</text:span><text:span text:style-name="T28"> then reject. By cutting up w into different substrings </text:span><text:span text:style-name="T29">in a way that all substrings are accepted by M this then means that w is a part of Kleene Star L, so M</text:span><text:span text:style-name="T10">2</text:span><text:span text:style-name="T29"> has to accept within a limited number of steps, otherwise w is rejected. </text:span><text:span text:style-name="T30">Thus, due to there being a limited number of ways to cut w M</text:span><text:span text:style-name="T11">2 </text:span><text:span text:style-name="T30">will eventually halt after a limited number of steps. Thus, </text:span><text:span text:style-name="T27">L(M</text:span><text:span text:style-name="T8">2</text:span><text:span text:style-name="T27">) = L</text:span><text:span text:style-name="T39">*</text:span><text:span text:style-name="T27">, </text:span><text:span text:style-name="T30">which means that Turing decidable languages are closed under the Kleene Star. </text:span></text:p>
      <text:p text:style-name="P2"><text:span text:style-name="T19"/></text:p>
      <text:p text:style-name="P12"><text:span text:style-name="T19">Reflection: These proofs seemed more interesting to me than some of the ones I did in discrete math. The proofs made me think about why these proofs are actually true. </text:span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WinIE6" svg:font-family="MathJax_WinIE6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23:35.878080831</meta:creation-date>
    <dc:date>2019-04-28T00:38:13.518955479</dc:date>
    <meta:editing-duration>PT35M1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1017" meta:character-count="5218" meta:non-whitespace-character-count="4202"/>
  </office:meta>
</office:document-meta>
</file>